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 fo:font-weight="bold"/>
    </style:style>
    <style:style style:name="T4" style:family="text">
      <style:text-properties style:font-name="Verdana1" fo:font-size="24pt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66" style:font-name="Verdana1"/>
    </style:style>
    <style:style style:name="T7" style:family="text">
      <style:text-properties fo:color="#000066" style:font-name="Verdana1" fo:font-weight="bold"/>
    </style:style>
    <style:style style:name="T8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T10" style:family="text">
      <style:text-properties fo:color="#660066" style:font-name="Verdana1"/>
    </style:style>
    <style:style style:name="T11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12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Coleslaw</text:span><text:span text:style-name="T1"><text:line-break/><text:line-break/>1 medium head cabbage, chopped very finely<text:line-break/>¼ cup shredded carrot<text:line-break/>1/3 cup cane juice crystals <text:line-break/>½ t. pepper<text:line-break/>¼ cup milk<text:line-break/>½ cup mayonnaise<text:line-break/>¼ cup buttermilk<text:line-break/>1 T white vinegar<text:line-break/>2 T lemon juice<text:line-break/><text:line-break/>Put chopped cabbage and shredded carrots in a large bowl. Combine remaining ingredients in a separate bowl. Add this to the cabbage and mix until cabbage is well coated with dressing. Cover and refrigerate for minimum of 2 hours before serving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45:34.59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78" meta:character-count="440"/>
  </office:meta>
</office:document-meta>
</file>